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objet incorporé (OLE) 1" draw:style-name="gr1" draw:text-style-name="P1" svg:width="0.2cm" svg:height="0.474cm" svg:x="11.864cm" svg:y="0.4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5" table:default-cell-style-name="ce3"/>
        <table:table-column table:style-name="co5" table:number-columns-repeated="100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Crème</text:p>
          </table:table-cell>
          <table:table-cell table:style-name="ce1" office:value-type="string" calcext:value-type="string">
            <text:p>Reblochon</text:p>
          </table:table-cell>
          <table:table-cell table:style-name="ce1" office:value-type="string" calcext:value-type="string">
            <text:p>Chèvre</text:p>
          </table:table-cell>
          <table:table-cell table:style-name="ce1" office:value-type="string" calcext:value-type="string">
            <text:p>Jambon</text:p>
          </table:table-cell>
          <table:table-cell table:style-name="ce1" office:value-type="string" calcext:value-type="string">
            <text:p>Végétarienne</text:p>
          </table:table-cell>
          <table:table-cell table:style-name="ce1" office:value-type="string" calcext:value-type="string">
            <text:p>Oeuf</text:p>
          </table:table-cell>
          <table:table-cell table:style-name="ce1" office:value-type="string" calcext:value-type="string">
            <text:p>Score</text:p>
          </table:table-cell>
          <table:table-cell table:style-name="ce1"/>
          <table:table-cell table:style-name="ce1" office:value-type="string" calcext:value-type="string">
            <text:p>Oignons confits</text:p>
          </table:table-cell>
          <table:table-cell table:style-name="ce1" office:value-type="string" calcext:value-type="string">
            <text:p>Champignons</text:p>
          </table:table-cell>
          <table:table-cell table:style-name="ce1" office:value-type="string" calcext:value-type="string">
            <text:p>Olives</text:p>
          </table:table-cell>
          <table:table-cell table:style-name="ce1" office:value-type="string" calcext:value-type="string">
            <text:p>Poivrons</text:p>
          </table:table-cell>
          <table:table-cell table:style-name="ce1" office:value-type="string" calcext:value-type="string">
            <text:p>Artichauts</text:p>
          </table:table-cell>
          <table:table-cell table:style-name="ce1" office:value-type="string" calcext:value-type="string">
            <text:p>Jambon de Pays</text:p>
          </table:table-cell>
          <table:table-cell table:style-name="ce1" office:value-type="string" calcext:value-type="string">
            <text:p>Lardons</text:p>
          </table:table-cell>
          <table:table-cell/>
          <table:table-cell table:style-name="ce1" table:number-columns-repeated="1006"/>
        </table:table-row>
        <table:table-row table:style-name="ro1">
          <table:table-cell table:style-name="ce7" office:value-type="string" calcext:value-type="string">
            <text:p>Végétarienne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7" table:formula="of:= -2 * SUM(ISTEXT([.L2]) + ISTEXT([.M2]) + ISTEXT([.N2]) + ISTEXT([.O2]) + ISTEXT([.P2])) - ISTEXT([.Q2]) + ISTEXT([.K2])" office:value-type="float" office:value="-7" calcext:value-type="float">
            <text:p>-7</text:p>
          </table:table-cell>
          <table:table-cell table:style-name="ce2" office:value-type="string" calcext:value-type="string">
            <text:p>artichaut+</text:p>
          </table:table-cell>
          <table:table-cell office:value-type="string" calcext:value-type="string">
            <text:p>+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Boss</text:p>
          </table:table-cell>
          <table:table-cell table:style-name="ce7" office:value-type="string" calcext:value-type="string">
            <text:p>chorizo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 -2 * SUM(ISTEXT([.L3]) + ISTEXT([.M3]) + ISTEXT([.N3]) + ISTEXT([.O3]) + ISTEXT([.P3])) - ISTEXT([.Q3]) + ISTEXT([.K3])" office:value-type="float" office:value="-6" calcext:value-type="float">
            <text:p>-6</text:p>
          </table:table-cell>
          <table:table-cell table:style-name="ce2" office:value-type="string" calcext:value-type="string">
            <text:p>artichaut+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Capricieus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formula="of:= -2 * SUM(ISTEXT([.L4]) + ISTEXT([.M4]) + ISTEXT([.N4]) + ISTEXT([.O4]) + ISTEXT([.P4])) - ISTEXT([.Q4]) + ISTEXT([.K4])" office:value-type="float" office:value="-4" calcext:value-type="float">
            <text:p>-4</text:p>
          </table:table-cell>
          <table:table-cell table:style-name="ce2" office:value-type="string" calcext:value-type="string">
            <text:p>artichaut+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Parme</text:p>
          </table:table-cell>
          <table:table-cell table:style-name="ce7" table:number-columns-repeated="7"/>
          <table:table-cell table:style-name="ce7" table:formula="of:= -2 * SUM(ISTEXT([.L5]) + ISTEXT([.M5]) + ISTEXT([.N5]) + ISTEXT([.O5]) + ISTEXT([.P5])) - ISTEXT([.Q5]) + ISTEXT([.K5])" office:value-type="float" office:value="-4" calcext:value-type="float">
            <text:p>-4</text:p>
          </table:table-cell>
          <table:table-cell table:style-name="ce2" office:value-type="string" calcext:value-type="string">
            <text:p>jamb de pays+</text:p>
          </table:table-cell>
          <table:table-cell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V.I.P.</text:p>
          </table:table-cell>
          <table:table-cell table:style-name="ce7" office:value-type="string" calcext:value-type="string">
            <text:p>pat, gorg, chor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formula="of:= -2 * SUM(ISTEXT([.L6]) + ISTEXT([.M6]) + ISTEXT([.N6]) + ISTEXT([.O6]) + ISTEXT([.P6])) - ISTEXT([.Q6]) + ISTEXT([.K6])" office:value-type="float" office:value="-3" calcext:value-type="float">
            <text:p>-3</text:p>
          </table:table-cell>
          <table:table-cell table:style-name="ce2" office:value-type="string" calcext:value-type="string">
            <text:p>olive</text:p>
          </table:table-cell>
          <table:table-cell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Rein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9" table:formula="of:= -2 * SUM(ISTEXT([.L7]) + ISTEXT([.M7]) + ISTEXT([.N7]) + ISTEXT([.O7]) + ISTEXT([.P7])) - ISTEXT([.Q7]) + ISTEXT([.K7])" office:value-type="float" office:value="-2" calcext:value-type="float">
            <text:p>-2</text:p>
          </table:table-cell>
          <table:table-cell table:style-name="ce12" office:value-type="string" calcext:value-type="string">
            <text:p>champi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Complèt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9" table:formula="of:= -2 * SUM(ISTEXT([.L8]) + ISTEXT([.M8]) + ISTEXT([.N8]) + ISTEXT([.O8]) + ISTEXT([.P8])) - ISTEXT([.Q8]) + ISTEXT([.K8])" office:value-type="float" office:value="-2" calcext:value-type="float">
            <text:p>-2</text:p>
          </table:table-cell>
          <table:table-cell table:style-name="ce12" office:value-type="string" calcext:value-type="string">
            <text:p>champi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Complète sans jambon</text:p>
          </table:table-cell>
          <table:table-cell table:style-name="ce7" table:number-columns-repeated="5"/>
          <table:table-cell table:number-columns-repeated="2" table:style-name="ce7" office:value-type="string" calcext:value-type="string">
            <text:p>X</text:p>
          </table:table-cell>
          <table:table-cell table:style-name="ce9" table:formula="of:= -2 * SUM(ISTEXT([.L9]) + ISTEXT([.M9]) + ISTEXT([.N9]) + ISTEXT([.O9]) + ISTEXT([.P9])) - ISTEXT([.Q9]) + ISTEXT([.K9])" office:value-type="float" office:value="-2" calcext:value-type="float">
            <text:p>-2</text:p>
          </table:table-cell>
          <table:table-cell table:style-name="ce12" office:value-type="string" calcext:value-type="string">
            <text:p>champi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Forestière</text:p>
          </table:table-cell>
          <table:table-cell table:style-name="ce7" office:value-type="string" calcext:value-type="string">
            <text:p>patat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4"/>
          <table:table-cell table:style-name="ce9" table:formula="of:= -2 * SUM(ISTEXT([.L10]) + ISTEXT([.M10]) + ISTEXT([.N10]) + ISTEXT([.O10]) + ISTEXT([.P10])) - ISTEXT([.Q10]) + ISTEXT([.K10])" office:value-type="float" office:value="-2" calcext:value-type="float">
            <text:p>-2</text:p>
          </table:table-cell>
          <table:table-cell table:style-name="ce12" office:value-type="string" calcext:value-type="string">
            <text:p>champi+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office:value-type="string" calcext:value-type="string">
            <text:p>/</text:p>
          </table:table-cell>
          <table:table-cell table:number-columns-repeated="2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Montagnarde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4"/>
          <table:table-cell table:style-name="ce9" table:formula="of:= -2 * SUM(ISTEXT([.L11]) + ISTEXT([.M11]) + ISTEXT([.N11]) + ISTEXT([.O11]) + ISTEXT([.P11])) - ISTEXT([.Q11]) + ISTEXT([.K11])" office:value-type="float" office:value="-2" calcext:value-type="float">
            <text:p>-2</text:p>
          </table:table-cell>
          <table:table-cell table:style-name="ce12" office:value-type="string" calcext:value-type="string">
            <text:p>jamb de pays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Orientale</text:p>
          </table:table-cell>
          <table:table-cell table:style-name="ce7" office:value-type="string" calcext:value-type="string">
            <text:p>merguez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9" table:formula="of:= -2 * SUM(ISTEXT([.L12]) + ISTEXT([.M12]) + ISTEXT([.N12]) + ISTEXT([.O12]) + ISTEXT([.P12])) - ISTEXT([.Q12]) + ISTEXT([.K12])" office:value-type="float" office:value="-2" calcext:value-type="float">
            <text:p>-2</text:p>
          </table:table-cell>
          <table:table-cell table:style-name="ce12" office:value-type="string" calcext:value-type="string">
            <text:p>poivron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Thon</text:p>
          </table:table-cell>
          <table:table-cell table:style-name="ce7" office:value-type="string" calcext:value-type="string">
            <text:p>thon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9" table:formula="of:= -2 * SUM(ISTEXT([.L13]) + ISTEXT([.M13]) + ISTEXT([.N13]) + ISTEXT([.O13]) + ISTEXT([.P13])) - ISTEXT([.Q13]) + ISTEXT([.K13])" office:value-type="float" office:value="-2" calcext:value-type="float">
            <text:p>-2</text:p>
          </table:table-cell>
          <table:table-cell table:style-name="ce12" office:value-type="string" calcext:value-type="string">
            <text:p>olive</text:p>
          </table:table-cell>
          <table:table-cell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Texane</text:p>
          </table:table-cell>
          <table:table-cell table:style-name="ce7" office:value-type="string" calcext:value-type="string">
            <text:p>bœuf haché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 table:formula="of:= -2 * SUM(ISTEXT([.L14]) + ISTEXT([.M14]) + ISTEXT([.N14]) + ISTEXT([.O14]) + ISTEXT([.P14])) - ISTEXT([.Q14]) + ISTEXT([.K14])" office:value-type="float" office:value="-1" calcext:value-type="float">
            <text:p>-1</text:p>
          </table:table-cell>
          <table:table-cell table:style-name="ce2" office:value-type="string" calcext:value-type="string">
            <text:p>champi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Amalfi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formula="of:= -2 * SUM(ISTEXT([.L15]) + ISTEXT([.M15]) + ISTEXT([.N15]) + ISTEXT([.O15]) + ISTEXT([.P15])) - ISTEXT([.Q15]) + ISTEXT([.K15])" office:value-type="float" office:value="-1" calcext:value-type="float">
            <text:p>-1</text:p>
          </table:table-cell>
          <table:table-cell table:style-name="ce2" office:value-type="string" calcext:value-type="string">
            <text:p>lardon</text:p>
          </table:table-cell>
          <table:table-cell/>
          <table:table-cell table:style-name="ce3" table:number-columns-repeated="5"/>
          <table:table-cell office:value-type="string" calcext:value-type="string">
            <text:p>/</text:p>
          </table:table-cell>
          <table:table-cell table:number-columns-repeated="2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Normande</text:p>
          </table:table-cell>
          <table:table-cell table:style-name="ce7" office:value-type="string" calcext:value-type="string">
            <text:p>poulet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7" table:formula="of:= -2 * SUM(ISTEXT([.L16]) + ISTEXT([.M16]) + ISTEXT([.N16]) + ISTEXT([.O16]) + ISTEXT([.P16])) - ISTEXT([.Q16]) + ISTEXT([.K16])" office:value-type="float" office:value="0" calcext:value-type="float">
            <text:p>0</text:p>
          </table:table-cell>
          <table:table-cell table:style-name="ce2" office:value-type="string" calcext:value-type="string">
            <text:p>lardon</text:p>
          </table:table-cell>
          <table:table-cell office:value-type="string" calcext:value-type="string">
            <text:p>+</text:p>
          </table:table-cell>
          <table:table-cell table:style-name="ce3" table:number-columns-repeated="5"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an Elia</text:p>
          </table:table-cell>
          <table:table-cell table:style-name="ce7" office:value-type="string" calcext:value-type="string">
            <text:p>patate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table:formula="of:= -2 * SUM(ISTEXT([.L17]) + ISTEXT([.M17]) + ISTEXT([.N17]) + ISTEXT([.O17]) + ISTEXT([.P17])) - ISTEXT([.Q17]) + ISTEXT([.K17])" office:value-type="float" office:value="0" calcext:value-type="float">
            <text:p>0</text:p>
          </table:table-cell>
          <table:table-cell table:style-name="ce2" office:value-type="string" calcext:value-type="string">
            <text:p>lardon</text:p>
          </table:table-cell>
          <table:table-cell office:value-type="string" calcext:value-type="string">
            <text:p>+</text:p>
          </table:table-cell>
          <table:table-cell table:style-name="ce3" table:number-columns-repeated="5"/>
          <table:table-cell office:value-type="string" calcext:value-type="string">
            <text:p>/</text:p>
          </table:table-cell>
          <table:table-cell table:number-columns-repeated="2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Roman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formula="of:= -2 * SUM(ISTEXT([.L18]) + ISTEXT([.M18]) + ISTEXT([.N18]) + ISTEXT([.O18]) + ISTEXT([.P18])) - ISTEXT([.Q18]) + ISTEXT([.K18])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Casinese</text:p>
          </table:table-cell>
          <table:table-cell table:style-name="ce7" office:value-type="string" calcext:value-type="string">
            <text:p>chorizo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10" table:formula="of:= -2 * SUM(ISTEXT([.L19]) + ISTEXT([.M19]) + ISTEXT([.N19]) + ISTEXT([.O19]) + ISTEXT([.P19])) - ISTEXT([.Q19]) + ISTEXT([.K19])" office:value-type="float" office:value="0" calcext:value-type="float">
            <text:p>0</text:p>
          </table:table-cell>
          <table:table-cell table:style-name="ce13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Vanoise &lt;3</text:p>
          </table:table-cell>
          <table:table-cell table:style-name="ce7" office:value-type="string" calcext:value-type="string">
            <text:p>oigno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formula="of:= -2 * SUM(ISTEXT([.L20]) + ISTEXT([.M20]) + ISTEXT([.N20]) + ISTEXT([.O20]) + ISTEXT([.P20])) - ISTEXT([.Q20]) + ISTEXT([.K20])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Marguerite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7" table:formula="of:= -2 * SUM(ISTEXT([.L21]) + ISTEXT([.M21]) + ISTEXT([.N21]) + ISTEXT([.O21]) + ISTEXT([.P21])) - ISTEXT([.Q21]) + ISTEXT([.K21])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4 Fromages</text:p>
          </table:table-cell>
          <table:table-cell table:style-name="ce7" office:value-type="string" calcext:value-type="string">
            <text:p>gorgonzola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table:formula="of:= -2 * SUM(ISTEXT([.L22]) + ISTEXT([.M22]) + ISTEXT([.N22]) + ISTEXT([.O22]) + ISTEXT([.P22])) - ISTEXT([.Q22]) + ISTEXT([.K22])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>
            <text:p>L’Ourson &lt;3</text:p>
          </table:table-cell>
          <table:table-cell table:style-name="ce7" office:value-type="string" calcext:value-type="string">
            <text:p>miel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table:formula="of:= -2 * SUM(ISTEXT([.L23]) + ISTEXT([.M23]) + ISTEXT([.N23]) + ISTEXT([.O23]) + ISTEXT([.P23])) - ISTEXT([.Q23]) + ISTEXT([.K23])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8"/>
          <table:table-cell table:style-name="ce3" table:number-columns-repeated="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8"/>
          <table:table-cell table:style-name="ce3" table:number-columns-repeated="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2">
          <table:table-cell table:number-columns-repeated="8"/>
          <table:table-cell table:style-name="ce3" table:number-columns-repeated="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table:number-columns-repeated="8"/>
          <table:table-cell table:style-name="ce3" table:number-columns-repeated="2"/>
          <table:table-cell/>
          <table:table-cell table:style-name="ce3" table:number-columns-repeated="5"/>
          <table:table-cell table:number-columns-repeated="3"/>
          <table:table-cell table:style-name="ce3" table:number-columns-repeated="7"/>
          <table:table-cell table:number-columns-repeated="99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I19:Feuille1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uille1.A2:Feuille1.I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euille1.A2:Feuille1.S23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9:18:38.650137675</meta:creation-date>
    <dc:date>2023-11-13T21:00:42.790937175</dc:date>
    <meta:editing-duration>PT6M49S</meta:editing-duration>
    <meta:editing-cycles>2</meta:editing-cycles>
    <meta:generator>LibreOffice/7.3.7.2$Linux_X86_64 LibreOffice_project/30$Build-2</meta:generator>
    <meta:document-statistic meta:table-count="1" meta:cell-count="154" meta:object-count="1"/>
  </office:meta>
</office:document-meta>
</file>

<file path=Object 1/content.xml><?xml version="1.0" encoding="utf-8"?>
<math xmlns="http://www.w3.org/1998/Math/MathML" display="block"/>
</file>